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04cm" fo:min-width="0cm"/>
    </style:style>
    <style:style style:name="gr8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Albany AMT'" style:font-style-name="Regular" style:font-family-generic="swiss" fo:font-size="12pt" style:font-family-asian="'Albany AMT'" style:font-style-name-asian="Regular" style:font-family-generic-asian="swiss" style:font-size-asian="12pt" style:font-family-complex="'Albany AMT'" style:font-style-name-complex="Regular" style:font-family-generic-complex="swiss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99cm" svg:height="1.289cm" svg:x="7.531cm" svg:y="2.401cm">
          <text:p text:style-name="P1">Syst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5.08cm" svg:height="1.27cm" svg:x="7.55cm" svg:y="7.5cm">
          <text:p text:style-name="P1">State estim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1.27cm" svg:x="15.17cm" svg:y="2.42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1.27cm" svg:height="1.27cm" svg:x="4.81cm" svg:y="4.96cm">
          <text:p text:style-name="P1">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635cm" svg:height="0.635cm" svg:x="5.08cm" svg:y="2.7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1" draw:layer="layout" svg:x1="3.81cm" svg:y1="3.055cm" svg:x2="5.08cm" svg:y2="3.055cm">
          <text:p/>
        </draw:line>
        <draw:line draw:style-name="gr4" draw:text-style-name="P1" xml:id="id1" draw:id="id1" draw:layer="layout" svg:x1="5.742cm" svg:y1="3.055cm" svg:x2="7.62cm" svg:y2="3.055cm">
          <text:p/>
        </draw:line>
        <draw:line draw:style-name="gr4" draw:text-style-name="P1" draw:layer="layout" svg:x1="12.7cm" svg:y1="3.055cm" svg:x2="15.113cm" svg:y2="3.055cm">
          <text:p/>
        </draw:line>
        <draw:connector draw:style-name="gr4" draw:text-style-name="P1" draw:layer="layout" svg:x1="6.681cm" svg:y1="3.055cm" svg:x2="10.09cm" svg:y2="7.5cm" draw:start-shape="id1" draw:start-glue-point="0" draw:end-shape="id2" svg:d="m6681 3055v2301h3409v2144" svg:viewBox="0 0 3410 4446">
          <text:p/>
        </draw:connector>
        <draw:line draw:style-name="gr4" draw:text-style-name="P1" xml:id="id3" draw:id="id3" draw:layer="layout" svg:x1="16.51cm" svg:y1="3.055cm" svg:x2="18.415cm" svg:y2="3.055cm">
          <text:p/>
        </draw:line>
        <draw:connector draw:style-name="gr4" draw:text-style-name="P1" draw:layer="layout" draw:line-skew="2.829cm" svg:x1="17.462cm" svg:y1="3.055cm" svg:x2="12.63cm" svg:y2="8.135cm" draw:start-shape="id3" draw:start-glue-point="0" draw:end-shape="id2" draw:end-glue-point="1" svg:d="m17462 3055h-63v5080h-4769" svg:viewBox="0 0 4833 5081">
          <text:p/>
        </draw:connector>
        <draw:connector draw:style-name="gr4" draw:text-style-name="P1" draw:layer="layout" svg:x1="7.55cm" svg:y1="8.135cm" svg:x2="5.445cm" svg:y2="6.23cm" draw:start-shape="id2" draw:start-glue-point="3" draw:end-shape="id4" draw:end-glue-point="2" svg:d="m7550 8135h-2105v-1905" svg:viewBox="0 0 2106 1906">
          <text:p/>
        </draw:connector>
        <draw:line draw:style-name="gr4" draw:text-style-name="P1" draw:layer="layout" svg:x1="5.434cm" svg:y1="4.96cm" svg:x2="5.434cm" svg:y2="3.309cm">
          <text:p/>
        </draw:line>
        <draw:frame draw:style-name="gr5" draw:text-style-name="P2" draw:layer="layout" svg:width="0.709cm" svg:height="0.725cm" svg:x="16.817cm" svg:y="2.303cm">
          <draw:text-box>
            <text:p><text:span text:style-name="T1">y</text:span></text:p>
          </draw:text-box>
        </draw:frame>
        <draw:frame draw:style-name="gr5" draw:text-style-name="P2" draw:layer="layout" svg:width="0.709cm" svg:height="0.725cm" svg:x="13.007cm" svg:y="2.366cm">
          <draw:text-box>
            <text:p><text:span text:style-name="T1">x</text:span></text:p>
          </draw:text-box>
        </draw:frame>
        <draw:frame draw:style-name="gr6" draw:text-style-name="P2" draw:layer="layout" svg:width="0.739cm" svg:height="0.725cm" svg:x="5.742cm" svg:y="2.293cm">
          <draw:text-box>
            <text:p><text:span text:style-name="T1">u</text:span></text:p>
          </draw:text-box>
        </draw:frame>
        <draw:frame draw:style-name="gr6" draw:text-style-name="P2" draw:layer="layout" svg:width="0.739cm" svg:height="0.725cm" svg:x="4.768cm" svg:y="3.246cm">
          <draw:text-box>
            <text:p><text:span text:style-name="T1">-</text:span></text:p>
          </draw:text-box>
        </draw:frame>
        <draw:frame draw:style-name="gr6" draw:text-style-name="P2" draw:layer="layout" svg:width="0.739cm" svg:height="0.725cm" svg:x="4.441cm" svg:y="2.32cm">
          <draw:text-box>
            <text:p><text:span text:style-name="T1">+</text:span></text:p>
          </draw:text-box>
        </draw:frame>
        <draw:frame draw:style-name="gr7" draw:text-style-name="P2" draw:layer="layout" svg:width="2.413cm" svg:height="0.725cm" svg:x="2.297cm" svg:y="2.293cm">
          <draw:text-box>
            <text:p><text:span text:style-name="T1">set point</text:span></text:p>
          </draw:text-box>
        </draw:frame>
        <draw:frame draw:style-name="gr5" draw:text-style-name="P2" draw:layer="layout" svg:width="1.45cm" svg:height="0.725cm" svg:x="6.207cm" svg:y="7.35cm">
          <draw:text-box>
            <text:p><text:span text:style-name="T2">aaaa</text:span></text:p>
          </draw:text-box>
        </draw:frame>
        <draw:frame draw:style-name="gr8" draw:layer="layout" svg:width="1.999cm" svg:height="0.999cm" svg:x="9.831cm" svg:y="4.131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dobe Heiti Std R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jesh Rajendran</meta:initial-creator>
    <meta:creation-date>2013-07-19T02:51:14</meta:creation-date>
    <dc:date>2013-07-19T06:55:52</dc:date>
    <dc:creator>Rajesh Rajendran</dc:creator>
    <meta:editing-duration>PT3H19M9S</meta:editing-duration>
    <meta:editing-cycles>5</meta:editing-cycles>
    <meta:generator>LibreOffice/3.6$Linux_x86 LibreOffice_project/360m1$Build-515</meta:generator>
    <meta:document-statistic meta:object-count="21"/>
  </office:meta>
</office:document-meta>
</file>

<file path=Object 1/content.xml><?xml version="1.0" encoding="utf-8"?>
<math xmlns="http://www.w3.org/1998/Math/MathML">
  <mrow/>
</math>
</file>